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Python 6.5.0 -- An enhanced Interactive Python. Type '?' for help.</text:p>
      <text:p text:style-name="Standard"/>
      <text:p text:style-name="Standard">In [1]: import ismrmrd</text:p>
      <text:p text:style-name="Standard"/>
      <text:p text:style-name="Standard">In [2]: ismrmrd.Dataset('dd969854-ec56-4ccc-b7ac-ff4cd7735095.h5','dataset',True</text:p>
      <text:p text:style-name="Standard"><text:s text:c="3"/>...: )</text:p>
      <text:p text:style-name="Standard">Out[2]: &lt;ismrmrd.hdf5.Dataset at 0x7fd6ee97e080&gt;</text:p>
      <text:p text:style-name="Standard"/>
      <text:p text:style-name="Standard">In [3]: f = ismrmrd.Dataset('dd969854-ec56-4ccc-b7ac-ff4cd7735095.h5','dataset',</text:p>
      <text:p text:style-name="Standard"><text:s text:c="3"/>...: True)</text:p>
      <text:p text:style-name="Standard"/>
      <text:p text:style-name="Standard">In [4]: f.list</text:p>
      <text:p text:style-name="Standard">Out[4]: &lt;bound method Dataset.list of &lt;ismrmrd.hdf5.Dataset object at 0x7fd7072e0d68&gt;&gt;</text:p>
      <text:p text:style-name="Standard"/>
      <text:p text:style-name="Standard">In [5]: f.list()</text:p>
      <text:p text:style-name="Standard">Out[5]: KeysView(&lt;HDF5 group "/dataset" (4 members)&gt;)</text:p>
      <text:p text:style-name="Standard"/>
      <text:p text:style-name="Standard">In [6]: f.read_image?</text:p>
      <text:p text:style-name="Standard">Signature: f.read_image(impath, imnum)</text:p>
      <text:p text:style-name="Standard">Docstring: &lt;no docstring&gt;</text:p>
      <text:p text:style-name="Standard">File: <text:s text:c="5"/>~/.local/lib/python3.6/site-packages/ismrmrd/hdf5.py</text:p>
      <text:p text:style-name="Standard">Type: <text:s text:c="5"/>method</text:p>
      <text:p text:style-name="Standard"/>
      <text:p text:style-name="Standard">In [7]: f.list?</text:p>
      <text:p text:style-name="Standard">Signature: f.list()</text:p>
      <text:p text:style-name="Standard">Docstring: &lt;no docstring&gt;</text:p>
      <text:p text:style-name="Standard">File: <text:s text:c="5"/>~/.local/lib/python3.6/site-packages/ismrmrd/hdf5.py</text:p>
      <text:p text:style-name="Standard">Type: <text:s text:c="5"/>method</text:p>
      <text:p text:style-name="Standard"/>
      <text:p text:style-name="Standard">In [8]: f.list()</text:p>
      <text:p text:style-name="Standard">Out[8]: KeysView(&lt;HDF5 group "/dataset" (4 members)&gt;)</text:p>
      <text:p text:style-name="Standard"/>
      <text:p text:style-name="Standard">In [9]: list(_)</text:p>
      <text:p text:style-name="Standard">Out[9]: ['data', 'rec_mean', 'rec_std', 'xml']</text:p>
      <text:p text:style-name="Standard"/>
      <text:p text:style-name="Standard">In [10]: list(f.list())</text:p>
      <text:p text:style-name="Standard">Out[10]: ['data', 'rec_mean', 'rec_std', 'xml']</text:p>
      <text:p text:style-name="Standard"/>
      <text:p text:style-name="Standard">In [11]: f.read_image?</text:p>
      <text:p text:style-name="Standard">Signature: f.read_image(impath, imnum)</text:p>
      <text:p text:style-name="Standard">Docstring: &lt;no docstring&gt;</text:p>
      <text:p text:style-name="Standard">File: <text:s text:c="5"/>~/.local/lib/python3.6/site-packages/ismrmrd/hdf5.py</text:p>
      <text:p text:style-name="Standard">Type: <text:s text:c="5"/>method</text:p>
      <text:p text:style-name="Standard"/>
      <text:p text:style-name="Standard">In [12]: f.read_image('data')</text:p>
      <text:p text:style-name="Standard">---------------------------------------------------------------------------</text:p>
      <text:p text:style-name="Standard">TypeError <text:s text:c="32"/>Traceback (most recent call last)</text:p>
      <text:p text:style-name="Standard">&lt;ipython-input-12-eb73b62fe53e&gt; in &lt;module&gt;()</text:p>
      <text:p text:style-name="Standard">----&gt; 1 f.read_image('data')</text:p>
      <text:p text:style-name="Standard"/>
      <text:p text:style-name="Standard">TypeError: read_image() missing 1 required positional argument: 'imnum'</text:p>
      <text:p text:style-name="Standard"/>
      <text:p text:style-name="Standard">In [13]: f.read_image('data', 0)</text:p>
      <text:p text:style-name="Standard">---------------------------------------------------------------------------</text:p>
      <text:p text:style-name="Standard">ValueError <text:s text:c="31"/>Traceback (most recent call last)</text:p>
      <text:p text:style-name="Standard">&lt;ipython-input-13-ca21a3e0c63c&gt; in &lt;module&gt;()</text:p>
      <text:p text:style-name="Standard">----&gt; 1 f.read_image('data', 0)</text:p>
      <text:p text:style-name="Standard"><text:soft-page-break/></text:p>
      <text:p text:style-name="Standard">~/.local/lib/python3.6/site-packages/ismrmrd/hdf5.py in read_image(self, impath, imnum)</text:p>
      <text:p text:style-name="Standard"><text:s text:c="4"/>249 <text:s text:c="8"/># create an image</text:p>
      <text:p text:style-name="Standard"><text:s text:c="4"/>250 <text:s text:c="8"/># and fill with the header and attribute string for this image</text:p>
      <text:p text:style-name="Standard">--&gt; 251 <text:s text:c="8"/>im = ismrmrd.Image(self._dataset[impath]['header'][imnum], self._dataset[impath]['attributes'][imnum])</text:p>
      <text:p text:style-name="Standard"><text:s text:c="4"/>252 </text:p>
      <text:p text:style-name="Standard"><text:s text:c="4"/>253 <text:s text:c="8"/># copy the data</text:p>
      <text:p text:style-name="Standard"/>
      <text:p text:style-name="Standard">h5py/_objects.pyx in h5py._objects.with_phil.wrapper()</text:p>
      <text:p text:style-name="Standard"/>
      <text:p text:style-name="Standard">h5py/_objects.pyx in h5py._objects.with_phil.wrapper()</text:p>
      <text:p text:style-name="Standard"/>
      <text:p text:style-name="Standard">~/.local/lib/python3.6/site-packages/h5py/_hl/dataset.py in __getitem__(self, args)</text:p>
      <text:p text:style-name="Standard"><text:s text:c="4"/>427 <text:s text:c="12"/># This is necessary because in the case of array types, NumPy</text:p>
      <text:p text:style-name="Standard"><text:s text:c="4"/>428 <text:s text:c="12"/># discards the array information at the top level.</text:p>
      <text:p text:style-name="Standard">--&gt; 429 <text:s text:c="12"/>new_dtype = readtime_dtype(self.id.dtype, names)</text:p>
      <text:p text:style-name="Standard"><text:s text:c="4"/>430 <text:s text:c="8"/>mtype = h5t.py_create(new_dtype)</text:p>
      <text:p text:style-name="Standard"><text:s text:c="4"/>431 </text:p>
      <text:p text:style-name="Standard"/>
      <text:p text:style-name="Standard">~/.local/lib/python3.6/site-packages/h5py/_hl/dataset.py in readtime_dtype(basetype, names)</text:p>
      <text:p text:style-name="Standard"><text:s text:c="5"/>46 <text:s text:c="4"/>for name in names: <text:s/># Check all names are legal</text:p>
      <text:p text:style-name="Standard"><text:s text:c="5"/>47 <text:s text:c="8"/>if not name in basetype.names:</text:p>
      <text:p text:style-name="Standard">---&gt; 48 <text:s text:c="12"/>raise ValueError("Field %s does not appear in this type." % name)</text:p>
      <text:p text:style-name="Standard"><text:s text:c="5"/>49 </text:p>
      <text:p text:style-name="Standard"><text:s text:c="5"/>50 <text:s text:c="4"/>return numpy.dtype([(name, basetype.fields[name][0]) for name in names])</text:p>
      <text:p text:style-name="Standard"/>
      <text:p text:style-name="Standard">ValueError: Field header does not appear in this type.</text:p>
      <text:p text:style-name="Standard"/>
      <text:p text:style-name="Standard">In [14]: f['data']</text:p>
      <text:p text:style-name="Standard">---------------------------------------------------------------------------</text:p>
      <text:p text:style-name="Standard">TypeError <text:s text:c="32"/>Traceback (most recent call last)</text:p>
      <text:p text:style-name="Standard">&lt;ipython-input-14-5ad7e7fee9f9&gt; in &lt;module&gt;()</text:p>
      <text:p text:style-name="Standard">----&gt; 1 f['data']</text:p>
      <text:p text:style-name="Standard"/>
      <text:p text:style-name="Standard">TypeError: 'Dataset' object is not subscriptable</text:p>
      <text:p text:style-name="Standard"/>
      <text:p text:style-name="Standard">In [15]: f.data</text:p>
      <text:p text:style-name="Standard">---------------------------------------------------------------------------</text:p>
      <text:p text:style-name="Standard">AttributeError <text:s text:c="27"/>Traceback (most recent call last)</text:p>
      <text:p text:style-name="Standard">&lt;ipython-input-15-b0b3fce1751c&gt; in &lt;module&gt;()</text:p>
      <text:p text:style-name="Standard">----&gt; 1 f.data</text:p>
      <text:p text:style-name="Standard"/>
      <text:p text:style-name="Standard">AttributeError: 'Dataset' object has no attribute 'data'</text:p>
      <text:p text:style-name="Standard"/>
      <text:p text:style-name="Standard">In [16]: f.number_of_images?</text:p>
      <text:p text:style-name="Standard">Signature: f.number_of_images(impath)</text:p>
      <text:p text:style-name="Standard">Docstring: &lt;no docstring&gt;</text:p>
      <text:p text:style-name="Standard">File: <text:s text:c="5"/>~/.local/lib/python3.6/site-packages/ismrmrd/hdf5.py</text:p>
      <text:p text:style-name="Standard">Type: <text:s text:c="5"/>method</text:p>
      <text:p text:style-name="Standard"/>
      <text:p text:style-name="Standard">In [17]: f.number_of_images('data')</text:p>
      <text:p text:style-name="Standard">---------------------------------------------------------------------------</text:p>
      <text:p text:style-name="Standard">ValueError <text:s text:c="31"/>Traceback (most recent call last)</text:p>
      <text:p text:style-name="Standard">&lt;ipython-input-17-4915b23cf116&gt; in &lt;module&gt;()</text:p>
      <text:p text:style-name="Standard">----&gt; 1 f.number_of_images('data')</text:p>
      <text:p text:style-name="Standard"/>
      <text:p text:style-name="Standard"><text:soft-page-break/>~/.local/lib/python3.6/site-packages/ismrmrd/hdf5.py in number_of_images(self, impath)</text:p>
      <text:p text:style-name="Standard"><text:s text:c="4"/>241 <text:s text:c="8"/>if impath not in self._dataset:</text:p>
      <text:p text:style-name="Standard"><text:s text:c="4"/>242 <text:s text:c="12"/>raise LookupError("Image data not found in the dataset.")</text:p>
      <text:p text:style-name="Standard">--&gt; 243 <text:s text:c="8"/>return self._dataset[impath]['header'].shape[0]</text:p>
      <text:p text:style-name="Standard"><text:s text:c="4"/>244 </text:p>
      <text:p text:style-name="Standard"><text:s text:c="4"/>245 <text:s text:c="4"/>def read_image(self, impath, imnum):</text:p>
      <text:p text:style-name="Standard"/>
      <text:p text:style-name="Standard">h5py/_objects.pyx in h5py._objects.with_phil.wrapper()</text:p>
      <text:p text:style-name="Standard"/>
      <text:p text:style-name="Standard">h5py/_objects.pyx in h5py._objects.with_phil.wrapper()</text:p>
      <text:p text:style-name="Standard"/>
      <text:p text:style-name="Standard">~/.local/lib/python3.6/site-packages/h5py/_hl/dataset.py in __getitem__(self, args)</text:p>
      <text:p text:style-name="Standard"><text:s text:c="4"/>427 <text:s text:c="12"/># This is necessary because in the case of array types, NumPy</text:p>
      <text:p text:style-name="Standard"><text:s text:c="4"/>428 <text:s text:c="12"/># discards the array information at the top level.</text:p>
      <text:p text:style-name="Standard">--&gt; 429 <text:s text:c="12"/>new_dtype = readtime_dtype(self.id.dtype, names)</text:p>
      <text:p text:style-name="Standard"><text:s text:c="4"/>430 <text:s text:c="8"/>mtype = h5t.py_create(new_dtype)</text:p>
      <text:p text:style-name="Standard"><text:s text:c="4"/>431 </text:p>
      <text:p text:style-name="Standard"/>
      <text:p text:style-name="Standard">~/.local/lib/python3.6/site-packages/h5py/_hl/dataset.py in readtime_dtype(basetype, names)</text:p>
      <text:p text:style-name="Standard"><text:s text:c="5"/>46 <text:s text:c="4"/>for name in names: <text:s/># Check all names are legal</text:p>
      <text:p text:style-name="Standard"><text:s text:c="5"/>47 <text:s text:c="8"/>if not name in basetype.names:</text:p>
      <text:p text:style-name="Standard">---&gt; 48 <text:s text:c="12"/>raise ValueError("Field %s does not appear in this type." % name)</text:p>
      <text:p text:style-name="Standard"><text:s text:c="5"/>49 </text:p>
      <text:p text:style-name="Standard"><text:s text:c="5"/>50 <text:s text:c="4"/>return numpy.dtype([(name, basetype.fields[name][0]) for name in names])</text:p>
      <text:p text:style-name="Standard"/>
      <text:p text:style-name="Standard">ValueError: Field header does not appear in this type.</text:p>
      <text:p text:style-name="Standard"/>
      <text:p text:style-name="Standard">In [18]: f.list?</text:p>
      <text:p text:style-name="Standard">Signature: f.list()</text:p>
      <text:p text:style-name="Standard">Docstring: &lt;no docstring&gt;</text:p>
      <text:p text:style-name="Standard">File: <text:s text:c="5"/>~/.local/lib/python3.6/site-packages/ismrmrd/hdf5.py</text:p>
      <text:p text:style-name="Standard">Type: <text:s text:c="5"/>method</text:p>
      <text:p text:style-name="Standard"/>
      <text:p text:style-name="Standard">In [19]: f.list()['data']</text:p>
      <text:p text:style-name="Standard">---------------------------------------------------------------------------</text:p>
      <text:p text:style-name="Standard">TypeError <text:s text:c="32"/>Traceback (most recent call last)</text:p>
      <text:p text:style-name="Standard">&lt;ipython-input-19-b2c776ea9805&gt; in &lt;module&gt;()</text:p>
      <text:p text:style-name="Standard">----&gt; 1 f.list()['data']</text:p>
      <text:p text:style-name="Standard"/>
      <text:p text:style-name="Standard">TypeError: 'KeysView' object is not subscriptable</text:p>
      <text:p text:style-name="Standard"/>
      <text:p text:style-name="Standard">In [20]: f.list()</text:p>
      <text:p text:style-name="Standard">Out[20]: KeysView(&lt;HDF5 group "/dataset" (4 members)&gt;)</text:p>
      <text:p text:style-name="Standard"/>
      <text:p text:style-name="Standard">In [21]: f._dataset</text:p>
      <text:p text:style-name="Standard">Out[21]: &lt;HDF5 group "/dataset" (4 members)&gt;</text:p>
      <text:p text:style-name="Standard"/>
      <text:p text:style-name="Standard">In [22]: f._dataset_name</text:p>
      <text:p text:style-name="Standard">Out[22]: 'dataset'</text:p>
      <text:p text:style-name="Standard"/>
      <text:p text:style-name="Standard">In [23]: f.read_acquisition()</text:p>
      <text:p text:style-name="Standard">---------------------------------------------------------------------------</text:p>
      <text:p text:style-name="Standard">TypeError <text:s text:c="32"/>Traceback (most recent call last)</text:p>
      <text:p text:style-name="Standard">&lt;ipython-input-23-b8584e2a6799&gt; in &lt;module&gt;()</text:p>
      <text:p text:style-name="Standard">----&gt; 1 f.read_acquisition()</text:p>
      <text:p text:style-name="Standard"/>
      <text:p text:style-name="Standard">TypeError: read_acquisition() missing 1 required positional argument: 'acqnum'</text:p>
      <text:p text:style-name="Standard"><text:soft-page-break/></text:p>
      <text:p text:style-name="Standard">In [24]: f.read_acquisition(0)</text:p>
      <text:p text:style-name="Standard">Out[24]: &lt;ismrmrd.acquisition.Acquisition at 0x7fd6ee8c6d68&gt;</text:p>
      <text:p text:style-name="Standard"/>
      <text:p text:style-name="Standard">In [25]: a=_</text:p>
      <text:p text:style-name="Standard"/>
      <text:p text:style-name="Standard">In [26]: a</text:p>
      <text:p text:style-name="Standard">Out[26]: &lt;ismrmrd.acquisition.Acquisition at 0x7fd6ee8c6d68&gt;</text:p>
      <text:p text:style-name="Standard"/>
      <text:p text:style-name="Standard">In [27]: a.data</text:p>
      <text:p text:style-name="Standard">Out[27]: </text:p>
      <text:p text:style-name="Standard">array([[ -5824. +3516.j, <text:s/>10902. +8551.j, <text:s text:c="2"/>3201. +4852.j, ...,</text:p>
      <text:p text:style-name="Standard"><text:s text:c="9"/>11570. +9954.j, <text:s/>-4049.-11649.j, <text:s/>16156. -3041.j],</text:p>
      <text:p text:style-name="Standard"><text:s text:c="7"/>[ -5329. -2595.j, <text:s text:c="2"/>4544. +4561.j, <text:s text:c="2"/>6873. -1317.j, ...,</text:p>
      <text:p text:style-name="Standard"><text:s text:c="10"/>9584.-10168.j, <text:s/>-1185. -6385.j, -21279. -1119.j],</text:p>
      <text:p text:style-name="Standard"><text:s text:c="7"/>[ <text:s text:c="2"/>985. -2787.j, <text:s/>19079. -8844.j, <text:s/>-3463. +3471.j, ...,</text:p>
      <text:p text:style-name="Standard"><text:s text:c="9"/>14537. <text:s/>-449.j, <text:s text:c="2"/>7514. +8802.j, <text:s text:c="2"/>5617. -1319.j],</text:p>
      <text:p text:style-name="Standard"><text:s text:c="7"/>...,</text:p>
      <text:p text:style-name="Standard"><text:s text:c="7"/>[ <text:s/>7170. +5612.j, <text:s/>-1271. -5099.j, <text:s/>-2851. +5993.j, ...,</text:p>
      <text:p text:style-name="Standard"><text:s text:c="10"/>7054. -5307.j, <text:s text:c="2"/>2984. -2646.j, <text:s/>-3937. +2024.j],</text:p>
      <text:p text:style-name="Standard"><text:s text:c="7"/>[ -4791. +7365.j, <text:s text:c="2"/>5467. -8023.j, <text:s/>-9147.+11899.j, ...,</text:p>
      <text:p text:style-name="Standard"><text:s text:c="11"/>517. -6184.j, <text:s/>-4098. +9296.j, <text:s text:c="2"/>5038. -3628.j],</text:p>
      <text:p text:style-name="Standard"><text:s text:c="7"/>[ <text:s/>2264. -5317.j, -10753. -9672.j, <text:s text:c="2"/>-301.-10746.j, ...,</text:p>
      <text:p text:style-name="Standard"><text:s text:c="10"/>7220. -3107.j, <text:s/>-3779. +2008.j, <text:s/>-2879. -1284.j]],</text:p>
      <text:p text:style-name="Standard"><text:s text:c="6"/>dtype=complex64)</text:p>
      <text:p text:style-name="Standard"/>
      <text:p text:style-name="Standard">In [28]: a.shape</text:p>
      <text:p text:style-name="Standard">---------------------------------------------------------------------------</text:p>
      <text:p text:style-name="Standard">AttributeError <text:s text:c="27"/>Traceback (most recent call last)</text:p>
      <text:p text:style-name="Standard">&lt;ipython-input-28-d74f1bcdd37c&gt; in &lt;module&gt;()</text:p>
      <text:p text:style-name="Standard">----&gt; 1 a.shape</text:p>
      <text:p text:style-name="Standard"/>
      <text:p text:style-name="Standard">AttributeError: 'Acquisition' object has no attribute 'shape'</text:p>
      <text:p text:style-name="Standard"/>
      <text:p text:style-name="Standard">In [29]: np</text:p>
      <text:p text:style-name="Standard">---------------------------------------------------------------------------</text:p>
      <text:p text:style-name="Standard">NameError <text:s text:c="32"/>Traceback (most recent call last)</text:p>
      <text:p text:style-name="Standard">&lt;ipython-input-29-6fecebd0febc&gt; in &lt;module&gt;()</text:p>
      <text:p text:style-name="Standard">----&gt; 1 np</text:p>
      <text:p text:style-name="Standard"/>
      <text:p text:style-name="Standard">NameError: name 'np' is not defined</text:p>
      <text:p text:style-name="Standard"/>
      <text:p text:style-name="Standard">In [30]: import numpy as np</text:p>
      <text:p text:style-name="Standard"/>
      <text:p text:style-name="Standard">In [31]: np.array(a)</text:p>
      <text:p text:style-name="Standard">Out[31]: </text:p>
      <text:p text:style-name="Standard">array(&lt;ismrmrd.acquisition.Acquisition object at 0x7fd6ee8c6d68&gt;,</text:p>
      <text:p text:style-name="Standard"><text:s text:c="6"/>dtype=object)</text:p>
      <text:p text:style-name="Standard"/>
      <text:p text:style-name="Standard">In [32]: np.array(a).shape</text:p>
      <text:p text:style-name="Standard">Out[32]: ()</text:p>
      <text:p text:style-name="Standard"/>
      <text:p text:style-name="Standard">In [33]: np.array(a)</text:p>
      <text:p text:style-name="Standard">Out[33]: </text:p>
      <text:p text:style-name="Standard">array(&lt;ismrmrd.acquisition.Acquisition object at 0x7fd6ee8c6d68&gt;,</text:p>
      <text:p text:style-name="Standard"><text:s text:c="6"/>dtype=object)</text:p>
      <text:p text:style-name="Standard"/>
      <text:p text:style-name="Standard"><text:soft-page-break/>In [34]: a</text:p>
      <text:p text:style-name="Standard">Out[34]: &lt;ismrmrd.acquisition.Acquisition at 0x7fd6ee8c6d68&gt;</text:p>
      <text:p text:style-name="Standard"/>
      <text:p text:style-name="Standard">In [35]: a.data</text:p>
      <text:p text:style-name="Standard">Out[35]: </text:p>
      <text:p text:style-name="Standard">array([[ -5824. +3516.j, <text:s/>10902. +8551.j, <text:s text:c="2"/>3201. +4852.j, ...,</text:p>
      <text:p text:style-name="Standard"><text:s text:c="9"/>11570. +9954.j, <text:s/>-4049.-11649.j, <text:s/>16156. -3041.j],</text:p>
      <text:p text:style-name="Standard"><text:s text:c="7"/>[ -5329. -2595.j, <text:s text:c="2"/>4544. +4561.j, <text:s text:c="2"/>6873. -1317.j, ...,</text:p>
      <text:p text:style-name="Standard"><text:s text:c="10"/>9584.-10168.j, <text:s/>-1185. -6385.j, -21279. -1119.j],</text:p>
      <text:p text:style-name="Standard"><text:s text:c="7"/>[ <text:s text:c="2"/>985. -2787.j, <text:s/>19079. -8844.j, <text:s/>-3463. +3471.j, ...,</text:p>
      <text:p text:style-name="Standard"><text:s text:c="9"/>14537. <text:s/>-449.j, <text:s text:c="2"/>7514. +8802.j, <text:s text:c="2"/>5617. -1319.j],</text:p>
      <text:p text:style-name="Standard"><text:s text:c="7"/>...,</text:p>
      <text:p text:style-name="Standard"><text:s text:c="7"/>[ <text:s/>7170. +5612.j, <text:s/>-1271. -5099.j, <text:s/>-2851. +5993.j, ...,</text:p>
      <text:p text:style-name="Standard"><text:s text:c="10"/>7054. -5307.j, <text:s text:c="2"/>2984. -2646.j, <text:s/>-3937. +2024.j],</text:p>
      <text:p text:style-name="Standard"><text:s text:c="7"/>[ -4791. +7365.j, <text:s text:c="2"/>5467. -8023.j, <text:s/>-9147.+11899.j, ...,</text:p>
      <text:p text:style-name="Standard"><text:s text:c="11"/>517. -6184.j, <text:s/>-4098. +9296.j, <text:s text:c="2"/>5038. -3628.j],</text:p>
      <text:p text:style-name="Standard"><text:s text:c="7"/>[ <text:s/>2264. -5317.j, -10753. -9672.j, <text:s text:c="2"/>-301.-10746.j, ...,</text:p>
      <text:p text:style-name="Standard"><text:s text:c="10"/>7220. -3107.j, <text:s/>-3779. +2008.j, <text:s/>-2879. -1284.j]],</text:p>
      <text:p text:style-name="Standard"><text:s text:c="6"/>dtype=complex64)</text:p>
      <text:p text:style-name="Standard"/>
      <text:p text:style-name="Standard">In [36]: a.data.shape</text:p>
      <text:p text:style-name="Standard">Out[36]: (8, 320)</text:p>
      <text:p text:style-name="Standard"/>
      <text:p text:style-name="Standard">In [37]: f.read_acquisition(0).data.shape</text:p>
      <text:p text:style-name="Standard">Out[37]: (8, 320)</text:p>
      <text:p text:style-name="Standard"/>
      <text:p text:style-name="Standard">In [38]: f.read_acquisition(1).data.shape</text:p>
      <text:p text:style-name="Standard">Out[38]: (8, 320)</text:p>
      <text:p text:style-name="Standard"/>
      <text:p text:style-name="Standard">In [39]: f.read_acquisition(2).data.shape</text:p>
      <text:p text:style-name="Standard">Out[39]: (8, 320)</text:p>
      <text:p text:style-name="Standard"/>
      <text:p text:style-name="Standard">In [40]: f.number_of_acquisitions()</text:p>
      <text:p text:style-name="Standard">Out[40]: 819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7:59:38.758962523</meta:creation-date>
    <dc:date>2018-09-14T17:59:59.143440065</dc:date>
    <meta:editing-duration>PT21S</meta:editing-duration>
    <meta:editing-cycles>1</meta:editing-cycles>
    <meta:document-statistic meta:table-count="0" meta:image-count="0" meta:object-count="0" meta:page-count="5" meta:paragraph-count="202" meta:word-count="881" meta:character-count="9049" meta:non-whitespace-character-count="7431"/>
    <meta:generator>LibreOffice/6.0.3.2$Linux_X86_64 LibreOffice_project/00m0$Build-2</meta:generator>
  </office:meta>
</office:document-meta>
</file>